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P2" style:family="paragraph" style:parent-style-name="Standard">
      <style:text-properties style:font-name="Times New Roman" fo:font-size="18pt" style:font-size-asian="18pt" style:font-name-complex="Times New Roman"/>
    </style:style>
    <style:style style:name="P3" style:family="paragraph" style:parent-style-name="Standard">
      <style:text-properties fo:font-size="10pt" style:font-size-asian="10pt"/>
    </style:style>
    <style:style style:name="P4" style:family="paragraph" style:parent-style-name="Standard">
      <style:text-properties style:font-name="Helvetica" style:font-name-complex="Helvetica"/>
    </style:style>
    <style:style style:name="P5" style:family="paragraph" style:parent-style-name="Standard">
      <style:text-properties style:font-name="Helvetica" fo:language="none" fo:country="none" style:language-asian="none" style:country-asian="none" style:font-name-complex="Helvetica" style:font-size-complex="10pt"/>
    </style:style>
    <style:style style:name="P6" style:family="paragraph" style:parent-style-name="Standard">
      <style:text-properties style:font-name="Helvetica" fo:font-size="10pt" style:font-size-asian="10pt" style:font-name-complex="Helvetica"/>
    </style:style>
    <style:style style:name="P7" style:family="paragraph" style:parent-style-name="Standard">
      <style:text-properties fo:font-size="8pt" style:font-size-asian="8pt"/>
    </style:style>
    <style:style style:name="P8" style:family="paragraph" style:parent-style-name="Standard">
      <style:text-properties style:font-name="Helvetica" style:font-name-complex="Helvetica"/>
    </style:style>
    <style:style style:name="P9" style:family="paragraph" style:parent-style-name="Standard">
      <style:text-properties style:font-name="Helvetica" fo:font-size="10pt" style:font-size-asian="10pt" style:font-name-complex="Helvetica"/>
    </style:style>
    <style:style style:name="P10" style:family="paragraph" style:parent-style-name="Standard">
      <loext:graphic-properties draw:fill="solid" draw:fill-color="#dddddd" draw:opacity="100%"/>
      <style:paragraph-properties fo:background-color="#dddddd"/>
      <style:text-properties style:font-name="Helvetica" fo:font-size="10pt" style:font-size-asian="10pt" style:font-name-complex="Helvetica"/>
    </style:style>
    <style:style style:name="P11" style:family="paragraph" style:parent-style-name="Standard">
      <loext:graphic-properties draw:fill="solid" draw:fill-color="#dddddd" draw:opacity="100%"/>
      <style:paragraph-properties fo:background-color="#dddddd"/>
      <style:text-properties style:font-name="Helvetica" fo:font-size="10pt" officeooo:rsid="0008b924" officeooo:paragraph-rsid="0008b924" style:font-size-asian="10pt" style:font-name-complex="Helvetica"/>
    </style:style>
    <style:style style:name="P12" style:family="paragraph" style:parent-style-name="Standard">
      <loext:graphic-properties draw:fill="solid" draw:fill-color="#dddddd" draw:opacity="100%"/>
      <style:paragraph-properties fo:background-color="#dddddd"/>
      <style:text-properties style:font-name="Helvetica" fo:font-size="10pt" officeooo:paragraph-rsid="0008b924" style:font-size-asian="10pt" style:font-name-complex="Helvetica"/>
    </style:style>
    <style:style style:name="P13" style:family="paragraph" style:parent-style-name="Standard">
      <loext:graphic-properties draw:fill="solid" draw:fill-color="#dddddd" draw:opacity="100%"/>
      <style:paragraph-properties fo:background-color="#dddddd"/>
      <style:text-properties style:font-name="Helvetica" fo:font-size="10pt" officeooo:paragraph-rsid="0009e5f0" style:font-size-asian="10pt" style:font-name-complex="Helvetica"/>
    </style:style>
    <style:style style:name="P14" style:family="paragraph" style:parent-style-name="Standard">
      <style:text-properties officeooo:paragraph-rsid="001103fb"/>
    </style:style>
    <style:style style:name="P15" style:family="paragraph" style:parent-style-name="Standard">
      <style:text-properties officeooo:paragraph-rsid="0012e0cb"/>
    </style:style>
    <style:style style:name="P16" style:family="paragraph" style:parent-style-name="Standard">
      <style:text-properties officeooo:paragraph-rsid="00131849"/>
    </style:style>
    <style:style style:name="P17" style:family="paragraph" style:parent-style-name="Standard">
      <style:text-properties fo:font-weight="bold" officeooo:rsid="00155bd5" officeooo:paragraph-rsid="00155bd5" style:font-weight-asian="bold" style:font-weight-complex="bold"/>
    </style:style>
    <style:style style:name="P18" style:family="paragraph" style:parent-style-name="Standard">
      <style:text-properties officeooo:paragraph-rsid="0014e094"/>
    </style:style>
    <style:style style:name="P19" style:family="paragraph" style:parent-style-name="Standard">
      <style:text-properties officeooo:paragraph-rsid="00169c79"/>
    </style:style>
    <style:style style:name="P20" style:family="paragraph" style:parent-style-name="Standard">
      <style:text-properties officeooo:paragraph-rsid="00180c57"/>
    </style:style>
    <style:style style:name="P21" style:family="paragraph" style:parent-style-name="Standard" style:list-style-name="WW8Num1">
      <style:paragraph-properties fo:margin-left="0.25in" fo:margin-right="0in" fo:text-indent="-0.25in" style:auto-text-indent="false">
        <style:tab-stops>
          <style:tab-stop style:position="0.25in"/>
        </style:tab-stops>
      </style:paragraph-properties>
    </style:style>
    <style:style style:name="P22" style:family="paragraph" style:parent-style-name="Standard" style:list-style-name="WW8Num1">
      <style:paragraph-properties fo:margin-left="0.25in" fo:margin-right="0in" fo:text-align="justify" style:justify-single-word="false" fo:text-indent="-0.25in" style:auto-text-indent="false">
        <style:tab-stops>
          <style:tab-stop style:position="0.25in"/>
        </style:tab-stops>
      </style:paragraph-properties>
    </style:style>
    <style:style style:name="P23" style:family="paragraph" style:parent-style-name="Standard" style:list-style-name="WW8Num1">
      <style:paragraph-properties fo:margin-left="0.25in" fo:margin-right="0in" fo:text-indent="-0.25in" style:auto-text-indent="false">
        <style:tab-stops>
          <style:tab-stop style:position="0.25in"/>
        </style:tab-stops>
      </style:paragraph-properties>
      <style:text-properties fo:font-weight="bold" officeooo:rsid="0012e0cb" officeooo:paragraph-rsid="0012e0cb" style:font-weight-asian="bold" style:font-weight-complex="bold"/>
    </style:style>
    <style:style style:name="P24" style:family="paragraph" style:parent-style-name="Standard" style:list-style-name="WW8Num1">
      <style:paragraph-properties fo:margin-left="0.25in" fo:margin-right="0in" fo:text-indent="-0.25in" style:auto-text-indent="false">
        <style:tab-stops>
          <style:tab-stop style:position="0.25in"/>
        </style:tab-stops>
      </style:paragraph-properties>
      <style:text-properties fo:font-weight="bold" officeooo:rsid="00155bd5" officeooo:paragraph-rsid="00155bd5" style:font-weight-asian="bold" style:font-weight-complex="bold"/>
    </style:style>
    <style:style style:name="P25" style:family="paragraph" style:parent-style-name="Heading_20_1" style:master-page-name="Standard">
      <style:paragraph-properties style:page-number="auto"/>
      <style:text-properties style:font-name="Times New Roman" fo:font-size="18pt" style:font-size-asian="18pt" style:font-name-complex="Times New Roman"/>
    </style:style>
    <style:style style:name="P26" style:family="paragraph">
      <loext:graphic-properties draw:fill="none" draw:fill-color="#ffffff"/>
      <style:paragraph-properties fo:text-align="center" style:writing-mode="lr-tb"/>
    </style:style>
    <style:style style:name="P27" style:family="paragraph">
      <style:text-properties fo:font-size="10pt" style:font-size-asian="10pt" style:font-size-complex="10pt"/>
    </style:style>
    <style:style style:name="P28" style:family="paragraph">
      <loext:graphic-properties draw:fill-color="#cccccc"/>
      <style:text-properties fo:font-size="10pt" style:font-size-asian="10pt" style:font-size-complex="10pt"/>
    </style:style>
    <style:style style:name="P29" style:family="paragraph">
      <style:paragraph-properties fo:text-align="center"/>
    </style:style>
    <style:style style:name="P30" style:family="paragraph">
      <loext:graphic-properties draw:fill="none" draw:fill-color="#ffffff"/>
      <style:text-properties fo:font-size="10pt" style:font-size-asian="10pt" style:font-size-complex="10pt"/>
    </style:style>
    <style:style style:name="P31" style:family="paragraph">
      <loext:graphic-properties draw:fill-color="#ff4000"/>
      <style:paragraph-properties fo:text-align="center"/>
    </style:style>
    <style:style style:name="T1" style:family="text">
      <style:text-properties fo:font-weight="bold" style:font-weight-asian="bold"/>
    </style:style>
    <style:style style:name="T2" style:family="text">
      <style:text-properties fo:font-weight="bold" officeooo:rsid="0014e094" style:font-weight-asian="bold" style:font-weight-complex="bold"/>
    </style:style>
    <style:style style:name="T3" style:family="text">
      <style:text-properties fo:font-weight="bold" officeooo:rsid="00155bd5" style:font-weight-asian="bold" style:font-weight-complex="bold"/>
    </style:style>
    <style:style style:name="T4" style:family="text">
      <style:text-properties style:font-name="Helvetica" fo:font-size="10pt" style:font-size-asian="10pt" style:font-name-complex="Helvetica"/>
    </style:style>
    <style:style style:name="T5" style:family="text">
      <style:text-properties style:font-name="Helvetica" fo:font-size="10pt" style:font-name-asian="Helvetica" style:font-size-asian="10pt" style:font-name-complex="Helvetica"/>
    </style:style>
    <style:style style:name="T6" style:family="text">
      <style:text-properties fo:font-size="10pt" style:font-size-asian="10pt"/>
    </style:style>
    <style:style style:name="T7" style:family="text">
      <style:text-properties style:font-name="Courier" fo:font-size="10pt" style:font-size-asian="10pt" style:font-name-complex="Courier"/>
    </style:style>
    <style:style style:name="T8" style:family="text">
      <style:text-properties style:font-name-asian="Helvetica"/>
    </style:style>
    <style:style style:name="T9" style:family="text">
      <style:text-properties officeooo:rsid="0007506e"/>
    </style:style>
    <style:style style:name="T10" style:family="text">
      <style:text-properties officeooo:rsid="0008b924"/>
    </style:style>
    <style:style style:name="T11" style:family="text">
      <style:text-properties officeooo:rsid="0008f345"/>
    </style:style>
    <style:style style:name="T12" style:family="text">
      <style:text-properties officeooo:rsid="00092c1c"/>
    </style:style>
    <style:style style:name="T13" style:family="text">
      <style:text-properties officeooo:rsid="0009e5f0"/>
    </style:style>
    <style:style style:name="T14" style:family="text">
      <style:text-properties officeooo:rsid="000a804f"/>
    </style:style>
    <style:style style:name="T15" style:family="text">
      <style:text-properties officeooo:rsid="000bc4c8"/>
    </style:style>
    <style:style style:name="T16" style:family="text"/>
    <style:style style:name="T17" style:family="text">
      <style:text-properties fo:font-size="10pt" style:font-size-asian="10pt" style:font-size-complex="10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gr1"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cc" draw:textarea-horizontal-align="justify" draw:textarea-vertical-align="middle" draw:auto-grow-height="false" fo:min-height="0.3008in" fo:min-width="0.7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cccccc" draw:textarea-horizontal-align="justify" draw:textarea-vertical-align="middle" draw:auto-grow-height="false" fo:min-height="0.3008in" fo:min-width="0.561in" style:run-through="foreground" style:wrap="run-through" style:number-wrapped-paragraphs="no-limit" style:vertical-pos="from-top" style:vertical-rel="paragraph" style:horizontal-pos="from-left" style:horizontal-rel="paragraph"/>
    </style:style>
    <style:style style:name="gr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1161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0929in"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4000" draw:marker-end="Arrow" draw:marker-end-width="0.0693in" draw:fill-color="#ff4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3465a4" draw:marker-end=""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marker-end="Arrow" draw:marker-end-width="0.0693in" draw:fill-color="#ff4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Worksheet 19: <text:s/>Linked List Deque</text:h>
      <text:p text:style-name="P2"/>
      <text:p text:style-name="Standard"><text:span text:style-name="T1">In Preparation</text:span>: Read Chapter 7 to learn more about the Deque data type. If you have not done so already, you should complete worksheets 17 and 18 to learn about the basic features of a linked list.</text:p>
      <text:p text:style-name="Standard"/>
      <text:p text:style-name="Standard">In this lesson we continue looking at variations on the theme of linked lists, this time including double links and sentinels on both the front and the back of the list. This will be the first of several lessons that will develop a very general purposed linked list abstraction. In this lesson we will emphasize the deque aspects of the list. In the following lesson we will add more operations.</text:p>
      <text:p text:style-name="P4"/>
      <text:p text:style-name="P5"><draw:frame draw:style-name="fr2" draw:name="Frame1" text:anchor-type="char" svg:x="-0.0791in" svg:y="0.028in" svg:width="1.0209in" svg:height="0.5209in" draw:z-index="4"><draw:text-box><text:p text:style-name="P3">backSentinel</text:p><text:p text:style-name="P3">frontSentinel</text:p></draw:text-box></draw:frame><draw:line text:anchor-type="char" draw:z-index="17" draw:style-name="gr1" draw:text-style-name="P26" svg:x1="4.6811in" svg:y1="0.1634in" svg:x2="4.6811in" svg:y2="0.4134in"><text:p/></draw:line><draw:line text:anchor-type="char" draw:z-index="9" draw:style-name="gr1" draw:text-style-name="P26" svg:x1="0.8063in" svg:y1="0.1634in" svg:x2="4.6815in" svg:y2="0.1634in"><text:p/></draw:line></text:p>
      <text:p text:style-name="P5"><draw:line text:anchor-type="char" draw:z-index="10" draw:style-name="gr1" draw:text-style-name="P26" svg:x1="0.8063in" svg:y1="0.1063in" svg:x2="1.4315in" svg:y2="0.3563in"><text:p/></draw:line></text:p>
      <text:p text:style-name="P5"><draw:frame draw:style-name="fr2" draw:name="Frame2" text:anchor-type="char" svg:x="1.4209in" svg:y="0.0028in" svg:width="0.7709in" svg:height="0.3957in" draw:z-index="5"><draw:text-box><text:p text:style-name="P3">sentinel</text:p></draw:text-box></draw:frame><draw:line text:anchor-type="char" draw:z-index="15" draw:style-name="gr1" draw:text-style-name="P26" svg:x1="4.0563in" svg:y1="0.1382in" svg:x2="4.4315in" svg:y2="0.1382in"><text:p/></draw:line><draw:line text:anchor-type="char" draw:z-index="13" draw:style-name="gr1" draw:text-style-name="P26" svg:x1="3.0563in" svg:y1="0.1382in" svg:x2="3.4315in" svg:y2="0.1382in"><text:p/></draw:line><draw:line text:anchor-type="char" draw:z-index="11" draw:style-name="gr1" draw:text-style-name="P26" svg:x1="2.1811in" svg:y1="0.1382in" svg:x2="2.4311in" svg:y2="0.1382in"><text:p/></draw:line><draw:frame draw:style-name="fr2" draw:name="Frame3" text:anchor-type="char" svg:x="4.4209in" svg:y="0.0028in" svg:width="0.6457in" svg:height="0.3957in" draw:z-index="8"><draw:text-box><text:p text:style-name="P7">Sentinel</text:p></draw:text-box></draw:frame><draw:frame draw:style-name="fr2" draw:name="Frame4" text:anchor-type="char" svg:x="3.4209in" svg:y="0.0028in" svg:width="0.6457in" svg:height="0.3957in" draw:z-index="7"><draw:text-box><text:p text:style-name="Standard">4</text:p></draw:text-box></draw:frame><draw:frame draw:style-name="fr2" draw:name="Frame5" text:anchor-type="char" svg:x="2.4209in" svg:y="0.0028in" svg:width="0.6457in" svg:height="0.3957in" draw:z-index="6"><draw:text-box><text:p text:style-name="Standard">7</text:p></draw:text-box></draw:frame></text:p>
      <text:p text:style-name="P5"><draw:line text:anchor-type="char" draw:z-index="16" draw:style-name="gr1" draw:text-style-name="P26" svg:x1="4.4315in" svg:y1="0.0634in" svg:x2="4.0563in" svg:y2="0.0634in"><text:p/></draw:line><draw:line text:anchor-type="char" draw:z-index="14" draw:style-name="gr1" draw:text-style-name="P26" svg:x1="3.4315in" svg:y1="0.0634in" svg:x2="3.0563in" svg:y2="0.0634in"><text:p/></draw:line><draw:line text:anchor-type="char" draw:z-index="12" draw:style-name="gr1" draw:text-style-name="P26" svg:x1="2.4311in" svg:y1="0.0634in" svg:x2="2.1811in" svg:y2="0.0634in"><text:p/></draw:line></text:p>
      <text:p text:style-name="P4"/>
      <text:p text:style-name="P5"><draw:frame draw:style-name="fr3" draw:name="Frame6" text:anchor-type="char" svg:x="3.4264in" svg:y="0.1256in" svg:width="2.4409in" svg:height="2.0189in" draw:z-index="18"><draw:text-box><text:p text:style-name="P4">Conceptual Deque operations</text:p><text:p text:style-name="P4"/><text:p text:style-name="P4">void addFront (TYPE e)</text:p><text:p text:style-name="P4">void addBack (TYPE e)</text:p><text:p text:style-name="P4">TYPE front ()</text:p><text:p text:style-name="P4">TYPE back ()</text:p><text:p text:style-name="P4">void removeFront ()</text:p><text:p text:style-name="P4">void removeBack ()</text:p><text:p text:style-name="P4">int isEmpty ()</text:p></draw:text-box></draw:frame></text:p>
      <text:p text:style-name="Standard">A deque, you recall, allows insertions at both the beginning and the end of the container. The conceptual interface is shown at right. (Recall that the actual functions may differ from the conceptual interface in two ways. First, the names likely differ to accommodate the C restriction that all functions have unique names. Second, the actual functions will pass the underlying data area as an argument).</text:p>
      <text:p text:style-name="Standard"/>
      <text:p text:style-name="Standard">Our linkedList data structure will have two major variations from the linked list stack and queue you have examined earlier. First, an integer data field will remember the number of elements (that is, the size) in the container. Second, we will use sentinels at both the front and back of the linked list.</text:p>
      <text:p text:style-name="Standard"/>
      <text:p text:style-name="Standard">Sentinels ensure the list is never completely empty. They also mean that all instructions can be described as special cases of more general routines. The internal method <text:span text:style-name="T6">_</text:span><text:span text:style-name="T7">addLink</text:span> will add a link before the given location. The second routine _<text:span text:style-name="T7">removeLink</text:span>, will remove its argument link. Both of these use the underscore convention to indicate they are internal methods. When a value is removed from a list make sure you free the associated link fields. Use an assertion to check that allocations of new links are successful, and that you do not attempt to remove a value from an empty list. The following instructions will help you understand how to implement these operations (please submit them) .</text:p>
      <text:p text:style-name="P4"/>
      <text:list xml:id="list3410545135" text:style-name="WW8Num1">
        <text:list-header>
          <text:p text:style-name="P21"/>
          <text:p text:style-name="P21"/>
        </text:list-header>
        <text:list-item>
          <text:p text:style-name="P21"><text:soft-page-break/>Draw a picture of an initially empty LinkedList, including the two sentinels.</text:p>
        </text:list-item>
      </text:list>
      <text:p text:style-name="P14"><draw:custom-shape text:anchor-type="paragraph" draw:z-index="31" draw:name="Shape1" draw:style-name="gr2" draw:text-style-name="P28" svg:width="0.7004in" svg:height="0.3012in" svg:x="0.2654in" svg:y="0.0638in"><text:p text:style-name="P27"><text:span text:style-name="T17">LinkedList</text:span></text:p><draw:enhanced-geometry svg:viewBox="0 0 21600 21600" draw:type="rectangle" draw:enhanced-path="M 0 0 L 21600 0 21600 21600 0 21600 0 0 Z N"/></draw:custom-shape><draw:line text:anchor-type="paragraph" draw:z-index="36" draw:name="Shape6" draw:style-name="gr4" draw:text-style-name="P29" svg:x1="0.9654in" svg:y1="0.1181in" svg:x2="1.7583in" svg:y2="0.4508in"><text:p/></draw:line><draw:frame text:anchor-type="paragraph" draw:z-index="38" draw:name="Shape8" draw:style-name="gr5" draw:text-style-name="P30" svg:width="0.6425in" svg:height="0.1606in" svg:x="1.6898in" svg:y="0.1181in"><draw:text-box><text:p><text:span text:style-name="T17">back</text:span></text:p></draw:text-box></draw:frame></text:p>
      <text:p text:style-name="P14"><draw:line text:anchor-type="paragraph" draw:z-index="37" draw:name="Shape7" draw:style-name="gr4" draw:text-style-name="P29" svg:x1="0.3575in" svg:y1="0.1728in" svg:x2="0.6236in" svg:y2="0.4646in"><text:p/></draw:line></text:p>
      <text:p text:style-name="P14"><draw:custom-shape text:anchor-type="paragraph" draw:z-index="32" draw:name="Shape1" draw:style-name="gr3" draw:text-style-name="P28" svg:width="0.5614in" svg:height="0.3012in" svg:x="0.6236in" svg:y="0.0917in"><text:p><text:span text:style-name="T17">front</text:span></text:p><text:p><text:span text:style-name="T17">Sentinel</text:span></text:p><draw:enhanced-geometry svg:viewBox="0 0 21600 21600" draw:type="rectangle" draw:enhanced-path="M 0 0 L 21600 0 21600 21600 0 21600 0 0 Z N"/></draw:custom-shape><draw:custom-shape text:anchor-type="paragraph" draw:z-index="33" draw:name="Shape1" draw:style-name="gr3" draw:text-style-name="P28" svg:width="0.5614in" svg:height="0.3012in" svg:x="1.4862in" svg:y="0.0917in"><text:p><text:span text:style-name="T17">back</text:span></text:p><text:p><text:span text:style-name="T17">Sentinel</text:span></text:p><draw:enhanced-geometry svg:viewBox="0 0 21600 21600" draw:mirror-horizontal="false" draw:mirror-vertical="false" draw:type="rectangle" draw:enhanced-path="M 0 0 L 21600 0 21600 21600 0 21600 0 0 Z N"/></draw:custom-shape><draw:line text:anchor-type="paragraph" draw:z-index="34" draw:name="Shape2" draw:style-name="gr4" draw:text-style-name="P29" svg:x1="1.1846in" svg:y1="0.1575in" svg:x2="1.4748in" svg:y2="0.1575in"><text:p/></draw:line><draw:frame text:anchor-type="paragraph" draw:z-index="39" draw:name="Shape9" draw:style-name="gr6" draw:text-style-name="P30" svg:width="0.3067in" svg:height="0.1606in" svg:x="0.1902in" svg:y="0.1165in"><draw:text-box><text:p><text:span text:style-name="T17">front</text:span></text:p></draw:text-box></draw:frame></text:p>
      <text:p text:style-name="P14"><draw:line text:anchor-type="paragraph" draw:z-index="35" draw:name="Shape3" draw:style-name="gr4" draw:text-style-name="P29" svg:x1="1.4748in" svg:y1="0.1047in" svg:x2="1.1846in" svg:y2="0.1047in"><text:p/></draw:line></text:p>
      <text:p text:style-name="P14"/>
      <text:p text:style-name="Standard"/>
      <text:list xml:id="list31234986577123" text:continue-numbering="true" text:style-name="WW8Num1">
        <text:list-item>
          <text:p text:style-name="P21">Draw a picture of the LinkedList after the insertion of one value.</text:p>
        </text:list-item>
      </text:list>
      <text:p text:style-name="Standard"><draw:custom-shape text:anchor-type="paragraph" draw:z-index="19" draw:name="Shape1" draw:style-name="gr2" draw:text-style-name="P28" svg:width="0.7004in" svg:height="0.3012in" svg:x="0.2654in" svg:y="0.0638in"><text:p text:style-name="P27"><text:span text:style-name="T17">LinkedList</text:span></text:p><draw:enhanced-geometry svg:viewBox="0 0 21600 21600" draw:type="rectangle" draw:enhanced-path="M 0 0 L 21600 0 21600 21600 0 21600 0 0 Z N"/></draw:custom-shape><draw:line text:anchor-type="paragraph" draw:z-index="27" draw:name="Shape6" draw:style-name="gr4" draw:text-style-name="P29" svg:x1="0.9654in" svg:y1="0.1181in" svg:x2="2.6906in" svg:y2="0.4752in"><text:p/></draw:line><draw:frame text:anchor-type="paragraph" draw:z-index="29" draw:name="Shape8" draw:style-name="gr5" draw:text-style-name="P30" svg:width="0.6425in" svg:height="0.1606in" svg:x="1.6898in" svg:y="0.1181in"><draw:text-box><text:p><text:span text:style-name="T17">back</text:span></text:p></draw:text-box></draw:frame></text:p>
      <text:p text:style-name="Standard"><draw:line text:anchor-type="paragraph" draw:z-index="28" draw:name="Shape7" draw:style-name="gr4" draw:text-style-name="P29" svg:x1="0.3575in" svg:y1="0.1728in" svg:x2="0.6236in" svg:y2="0.4646in"><text:p/></draw:line></text:p>
      <text:p text:style-name="Standard"><draw:custom-shape text:anchor-type="paragraph" draw:z-index="20" draw:name="Shape1" draw:style-name="gr3" draw:text-style-name="P28" svg:width="0.5614in" svg:height="0.3012in" svg:x="0.6236in" svg:y="0.0917in"><text:p><text:span text:style-name="T17">front</text:span></text:p><text:p><text:span text:style-name="T17">Sentinel</text:span></text:p><draw:enhanced-geometry svg:viewBox="0 0 21600 21600" draw:type="rectangle" draw:enhanced-path="M 0 0 L 21600 0 21600 21600 0 21600 0 0 Z N"/></draw:custom-shape><draw:custom-shape text:anchor-type="paragraph" draw:z-index="21" draw:name="Shape1" draw:style-name="gr3" draw:text-style-name="P28" svg:width="0.5614in" svg:height="0.3012in" svg:x="1.4752in" svg:y="0.0917in"><text:p><text:span text:style-name="T17">value</text:span></text:p><draw:enhanced-geometry svg:viewBox="0 0 21600 21600" draw:type="rectangle" draw:enhanced-path="M 0 0 L 21600 0 21600 21600 0 21600 0 0 Z N"/></draw:custom-shape><draw:custom-shape text:anchor-type="paragraph" draw:z-index="22" draw:name="Shape1" draw:style-name="gr3" draw:text-style-name="P28" svg:width="0.5614in" svg:height="0.3012in" svg:x="2.3661in" svg:y="0.0917in"><text:p><text:span text:style-name="T17">back</text:span></text:p><text:p><text:span text:style-name="T17">Sentinel</text:span></text:p><draw:enhanced-geometry svg:viewBox="0 0 21600 21600" draw:mirror-horizontal="false" draw:mirror-vertical="false" draw:type="rectangle" draw:enhanced-path="M 0 0 L 21600 0 21600 21600 0 21600 0 0 Z N"/></draw:custom-shape><draw:line text:anchor-type="paragraph" draw:z-index="23" draw:name="Shape2" draw:style-name="gr4" draw:text-style-name="P29" svg:x1="1.1846in" svg:y1="0.1575in" svg:x2="1.4748in" svg:y2="0.1575in"><text:p/></draw:line><draw:line text:anchor-type="paragraph" draw:z-index="25" draw:name="Shape4" draw:style-name="gr4" draw:text-style-name="P29" svg:x1="2.0362in" svg:y1="0.163in" svg:x2="2.3661in" svg:y2="0.1575in"><text:p/></draw:line><draw:frame text:anchor-type="paragraph" draw:z-index="30" draw:name="Shape9" draw:style-name="gr6" draw:text-style-name="P30" svg:width="0.3067in" svg:height="0.1606in" svg:x="0.1902in" svg:y="0.1165in"><draw:text-box><text:p><text:span text:style-name="T17">front</text:span></text:p></draw:text-box></draw:frame></text:p>
      <text:p text:style-name="Standard"><draw:line text:anchor-type="paragraph" draw:z-index="24" draw:name="Shape3" draw:style-name="gr4" draw:text-style-name="P29" svg:x1="1.4748in" svg:y1="0.1047in" svg:x2="1.1846in" svg:y2="0.1047in"><text:p/></draw:line><draw:line text:anchor-type="paragraph" draw:z-index="26" draw:name="Shape5" draw:style-name="gr4" draw:text-style-name="P29" svg:x1="2.3661in" svg:y1="0.0984in" svg:x2="2.0362in" svg:y2="0.0929in"><text:p/></draw:line></text:p>
      <text:p text:style-name="Standard"/>
      <text:p text:style-name="Standard"/>
      <text:list xml:id="list31233866702352" text:continue-numbering="true" text:style-name="WW8Num1">
        <text:list-item>
          <text:p text:style-name="P21">Based on the previous two pictures, can you describe what property characterizes an empty collection?</text:p>
          <text:p text:style-name="P23">The front and back sentinels point to each other.</text:p>
        </text:list-item>
      </text:list>
      <text:p text:style-name="Standard"/>
      <text:p text:style-name="Standard"/>
      <text:p text:style-name="Standard"/>
      <text:list xml:id="list31233504582058" text:continue-numbering="true" text:style-name="WW8Num1">
        <text:list-item>
          <text:p text:style-name="P21">Draw a picture of a LinkedList with three or more values (in addition to the sentinels). </text:p>
        </text:list-item>
      </text:list>
      <text:p text:style-name="P15"><draw:custom-shape text:anchor-type="paragraph" draw:z-index="40" draw:name="Shape1" draw:style-name="gr2" draw:text-style-name="P28" svg:width="0.7004in" svg:height="0.3012in" svg:x="0.2654in" svg:y="0.0638in"><text:p text:style-name="P27"><text:span text:style-name="T17">LinkedList</text:span></text:p><draw:enhanced-geometry svg:viewBox="0 0 21600 21600" draw:type="rectangle" draw:enhanced-path="M 0 0 L 21600 0 21600 21600 0 21600 0 0 Z N"/></draw:custom-shape><draw:line text:anchor-type="paragraph" draw:z-index="48" draw:name="Shape6" draw:style-name="gr4" draw:text-style-name="P29" svg:x1="0.9654in" svg:y1="0.152in" svg:x2="4.4091in" svg:y2="0.424in"><text:p/></draw:line><draw:frame text:anchor-type="paragraph" draw:z-index="50" draw:name="Shape8" draw:style-name="gr5" draw:text-style-name="P30" svg:width="0.6425in" svg:height="0.1606in" svg:x="2.7256in" svg:y="0.122in"><draw:text-box><text:p><text:span text:style-name="T17">back</text:span></text:p></draw:text-box></draw:frame></text:p>
      <text:p text:style-name="P15"><draw:line text:anchor-type="paragraph" draw:z-index="49" draw:name="Shape7" draw:style-name="gr4" draw:text-style-name="P29" svg:x1="0.3575in" svg:y1="0.1728in" svg:x2="0.6236in" svg:y2="0.4646in"><text:p/></draw:line></text:p>
      <text:p text:style-name="P15"><draw:custom-shape text:anchor-type="paragraph" draw:z-index="41" draw:name="Shape1" draw:style-name="gr3" draw:text-style-name="P28" svg:width="0.5614in" svg:height="0.3012in" svg:x="0.6236in" svg:y="0.0917in"><text:p><text:span text:style-name="T17">front</text:span></text:p><text:p><text:span text:style-name="T17">Sentinel</text:span></text:p><draw:enhanced-geometry svg:viewBox="0 0 21600 21600" draw:type="rectangle" draw:enhanced-path="M 0 0 L 21600 0 21600 21600 0 21600 0 0 Z N"/></draw:custom-shape><draw:custom-shape text:anchor-type="paragraph" draw:z-index="42" draw:name="Shape1" draw:style-name="gr3" draw:text-style-name="P28" svg:width="0.5614in" svg:height="0.3012in" svg:x="1.4752in" svg:y="0.0917in"><text:p><text:span text:style-name="T17">value</text:span></text:p><draw:enhanced-geometry svg:viewBox="0 0 21600 21600" draw:type="rectangle" draw:enhanced-path="M 0 0 L 21600 0 21600 21600 0 21600 0 0 Z N"/></draw:custom-shape><draw:custom-shape text:anchor-type="paragraph" draw:z-index="43" draw:name="Shape1" draw:style-name="gr3" draw:text-style-name="P28" svg:width="0.5614in" svg:height="0.3012in" svg:x="4.1484in" svg:y="0.0744in"><text:p><text:span text:style-name="T17">back</text:span></text:p><text:p><text:span text:style-name="T17">Sentinel</text:span></text:p><draw:enhanced-geometry svg:viewBox="0 0 21600 21600" draw:mirror-horizontal="false" draw:mirror-vertical="false" draw:type="rectangle" draw:enhanced-path="M 0 0 L 21600 0 21600 21600 0 21600 0 0 Z N"/></draw:custom-shape><draw:line text:anchor-type="paragraph" draw:z-index="44" draw:name="Shape2" draw:style-name="gr4" draw:text-style-name="P29" svg:x1="1.1846in" svg:y1="0.1575in" svg:x2="1.4748in" svg:y2="0.1575in"><text:p/></draw:line><draw:line text:anchor-type="paragraph" draw:z-index="46" draw:name="Shape4" draw:style-name="gr4" draw:text-style-name="P29" svg:x1="2.0362in" svg:y1="0.163in" svg:x2="2.3661in" svg:y2="0.1575in"><text:p/></draw:line><draw:frame text:anchor-type="paragraph" draw:z-index="51" draw:name="Shape9" draw:style-name="gr6" draw:text-style-name="P30" svg:width="0.3067in" svg:height="0.1606in" svg:x="0.1902in" svg:y="0.1165in"><draw:text-box><text:p><text:span text:style-name="T17">front</text:span></text:p></draw:text-box></draw:frame><draw:custom-shape text:anchor-type="paragraph" draw:z-index="53" draw:name="Shape1" draw:style-name="gr3" draw:text-style-name="P28" svg:width="0.5614in" svg:height="0.3012in" svg:x="2.3602in" svg:y="0.0854in"><text:p><text:span text:style-name="T17">value</text:span></text:p><draw:enhanced-geometry svg:viewBox="0 0 21600 21600" draw:type="rectangle" draw:enhanced-path="M 0 0 L 21600 0 21600 21600 0 21600 0 0 Z N"/></draw:custom-shape><draw:custom-shape text:anchor-type="paragraph" draw:z-index="52" draw:name="Shape1" draw:style-name="gr3" draw:text-style-name="P28" svg:width="0.5614in" svg:height="0.3012in" svg:x="3.2516in" svg:y="0.0752in"><text:p><text:span text:style-name="T17">value</text:span></text:p><draw:enhanced-geometry svg:viewBox="0 0 21600 21600" draw:type="rectangle" draw:enhanced-path="M 0 0 L 21600 0 21600 21600 0 21600 0 0 Z N"/></draw:custom-shape><draw:line text:anchor-type="paragraph" draw:z-index="54" draw:name="Shape4" draw:style-name="gr4" draw:text-style-name="P29" svg:x1="2.9217in" svg:y1="0.152in" svg:x2="3.2516in" svg:y2="0.1465in"><text:p/></draw:line><draw:line text:anchor-type="paragraph" draw:z-index="57" draw:name="Shape4" draw:style-name="gr4" draw:text-style-name="P29" svg:x1="3.8126in" svg:y1="0.1346in" svg:x2="4.1425in" svg:y2="0.1291in"><text:p/></draw:line></text:p>
      <text:p text:style-name="P15"><draw:line text:anchor-type="paragraph" draw:z-index="45" draw:name="Shape3" draw:style-name="gr4" draw:text-style-name="P29" svg:x1="1.4748in" svg:y1="0.1047in" svg:x2="1.1846in" svg:y2="0.1047in"><text:p/></draw:line><draw:line text:anchor-type="paragraph" draw:z-index="47" draw:name="Shape5" draw:style-name="gr4" draw:text-style-name="P29" svg:x1="2.3661in" svg:y1="0.0984in" svg:x2="2.0362in" svg:y2="0.0929in"><text:p/></draw:line><draw:line text:anchor-type="paragraph" draw:z-index="55" draw:name="Shape5" draw:style-name="gr4" draw:text-style-name="P29" svg:x1="3.2516in" svg:y1="0.0929in" svg:x2="2.9217in" svg:y2="0.0874in"><text:p/></draw:line><draw:line text:anchor-type="paragraph" draw:z-index="56" draw:name="Shape5" draw:style-name="gr4" draw:text-style-name="P29" svg:x1="4.1425in" svg:y1="0.0984in" svg:x2="3.8126in" svg:y2="0.0929in"><text:p/></draw:line></text:p>
      <text:p text:style-name="P15"/>
      <text:p text:style-name="P15"/>
      <text:p text:style-name="Standard"/>
      <text:list xml:id="list31234874043409" text:continue-numbering="true" text:style-name="WW8Num1">
        <text:list-item>
          <text:p text:style-name="P21">Draw a picture after a value has been inserted into the front of the collection. Notice that this is between the front sentinel and the following element. Draw a picture showing an insertion into the back. Notice that this is again between the last element and the ending sentinel. <text:s/>Abstracting from these pictures, what would the function _addLink need to do, where the argument is the link that will follow the location in which the value is inserted.</text:p>
        </text:list-item>
      </text:list>
      <text:p text:style-name="Standard"/>
      <text:p text:style-name="P16"><draw:custom-shape text:anchor-type="paragraph" draw:z-index="58" draw:name="Shape1" draw:style-name="gr2" draw:text-style-name="P28" svg:width="0.7004in" svg:height="0.3012in" svg:x="0.2654in" svg:y="0.0638in"><text:p text:style-name="P27"><text:span text:style-name="T17">LinkedList</text:span></text:p><draw:enhanced-geometry svg:viewBox="0 0 21600 21600" draw:type="rectangle" draw:enhanced-path="M 0 0 L 21600 0 21600 21600 0 21600 0 0 Z N"/></draw:custom-shape><draw:line text:anchor-type="paragraph" draw:z-index="65" draw:name="Shape6" draw:style-name="gr4" draw:text-style-name="P29" svg:x1="0.9654in" svg:y1="0.1181in" svg:x2="2.6906in" svg:y2="0.4752in"><text:p/></draw:line><draw:frame text:anchor-type="paragraph" draw:z-index="67" draw:name="Shape8" draw:style-name="gr5" draw:text-style-name="P30" svg:width="0.6425in" svg:height="0.1606in" svg:x="1.6898in" svg:y="0.1181in"><draw:text-box><text:p><text:span text:style-name="T17">back</text:span></text:p></draw:text-box></draw:frame></text:p>
      <text:p text:style-name="P16"><draw:line text:anchor-type="paragraph" draw:z-index="66" draw:name="Shape7" draw:style-name="gr4" draw:text-style-name="P29" svg:x1="0.3575in" svg:y1="0.1728in" svg:x2="0.6236in" svg:y2="0.4646in"><text:p/></draw:line></text:p>
      <text:p text:style-name="P16"><draw:custom-shape text:anchor-type="paragraph" draw:z-index="59" draw:name="Shape1" draw:style-name="gr3" draw:text-style-name="P28" svg:width="0.5614in" svg:height="0.3012in" svg:x="0.6236in" svg:y="0.0917in"><text:p><text:span text:style-name="T17">front</text:span></text:p><text:p><text:span text:style-name="T17">Sentinel</text:span></text:p><draw:enhanced-geometry svg:viewBox="0 0 21600 21600" draw:type="rectangle" draw:enhanced-path="M 0 0 L 21600 0 21600 21600 0 21600 0 0 Z N"/></draw:custom-shape><draw:custom-shape text:anchor-type="paragraph" draw:z-index="60" draw:name="Shape1" draw:style-name="gr3" draw:text-style-name="P28" svg:width="0.5614in" svg:height="0.3012in" svg:x="1.4752in" svg:y="0.0917in"><text:p><text:span text:style-name="T17">value</text:span></text:p><draw:enhanced-geometry svg:viewBox="0 0 21600 21600" draw:type="rectangle" draw:enhanced-path="M 0 0 L 21600 0 21600 21600 0 21600 0 0 Z N"/></draw:custom-shape><draw:custom-shape text:anchor-type="paragraph" draw:z-index="61" draw:name="Shape1" draw:style-name="gr3" draw:text-style-name="P28" svg:width="0.5614in" svg:height="0.3012in" svg:x="2.3661in" svg:y="0.0917in"><text:p><text:span text:style-name="T17">back</text:span></text:p><text:p><text:span text:style-name="T17">Sentinel</text:span></text:p><draw:enhanced-geometry svg:viewBox="0 0 21600 21600" draw:mirror-horizontal="false" draw:mirror-vertical="false" draw:type="rectangle" draw:enhanced-path="M 0 0 L 21600 0 21600 21600 0 21600 0 0 Z N"/></draw:custom-shape><draw:line text:anchor-type="paragraph" draw:z-index="63" draw:name="Shape4" draw:style-name="gr4" draw:text-style-name="P29" svg:x1="2.0362in" svg:y1="0.163in" svg:x2="2.3661in" svg:y2="0.1575in"><text:p/></draw:line><draw:frame text:anchor-type="paragraph" draw:z-index="68" draw:name="Shape9" draw:style-name="gr6" draw:text-style-name="P30" svg:width="0.3067in" svg:height="0.1606in" svg:x="0.1902in" svg:y="0.1165in"><draw:text-box><text:p><text:span text:style-name="T17">front</text:span></text:p></draw:text-box></draw:frame><draw:line text:anchor-type="paragraph" draw:z-index="62" draw:name="Shape2" draw:style-name="gr4" draw:text-style-name="P29" svg:x1="1.1846in" svg:y1="0.1752in" svg:x2="1.2894in" svg:y2="0.6189in"><text:p/></draw:line></text:p>
      <text:p text:style-name="P16"><draw:line text:anchor-type="paragraph" draw:z-index="64" draw:name="Shape5" draw:style-name="gr4" draw:text-style-name="P29" svg:x1="2.3661in" svg:y1="0.0984in" svg:x2="2.0362in" svg:y2="0.0929in"><text:p/></draw:line><draw:line text:anchor-type="paragraph" draw:z-index="70" draw:name="Shape3" draw:style-name="gr4" draw:text-style-name="P29" svg:x1="1.4748in" svg:y1="0.1736in" svg:x2="1.3992in" svg:y2="0.489in"><text:p/></draw:line></text:p>
      <text:p text:style-name="P16"><draw:line text:anchor-type="paragraph" draw:z-index="71" draw:name="Shape10" draw:style-name="gr4" draw:text-style-name="P29" svg:x1="1.6429in" svg:y1="0.3236in" svg:x2="1.7984in" svg:y2="0.0339in"><text:p/></draw:line><draw:line text:anchor-type="paragraph" draw:z-index="72" draw:name="Shape11" draw:style-name="gr4" draw:text-style-name="P29" svg:x1="1.0819in" svg:y1="0.4626in" svg:x2="0.8673in" svg:y2="0.0091in"><text:p/></draw:line></text:p>
      <text:p text:style-name="P16"><draw:custom-shape text:anchor-type="paragraph" draw:z-index="69" draw:name="Shape1" draw:style-name="gr3" draw:text-style-name="P28" svg:width="0.5614in" svg:height="0.3012in" svg:x="1.0819in" svg:y="0.0437in"><text:p><text:span text:style-name="T17">new</text:span></text:p><text:p><text:span text:style-name="T17">value</text:span></text:p><draw:enhanced-geometry svg:viewBox="0 0 21600 21600" draw:type="rectangle" draw:enhanced-path="M 0 0 L 21600 0 21600 21600 0 21600 0 0 Z N"/></draw:custom-shape></text:p>
      <text:p text:style-name="Standard"/>
      <text:p text:style-name="P18"><text:span text:style-name="T2">Addlink needs to point its next variable to the lnk argument, point its prev variable to lnk’s prev, and reassign the </text:span><text:span text:style-name="T3">next/prev of the </text:span><text:span text:style-name="T2">two elements adjacent to it </text:span><text:span text:style-name="T3">to point to it. Then the size of the linkedlist needs to be incremented.</text:span></text:p>
      <text:list xml:id="list31232928345759" text:continue-numbering="true" text:style-name="WW8Num1">
        <text:list-item>
          <text:p text:style-name="P22"><text:soft-page-break/>Draw a picture of a linkedList with three or more values, then examine what is needed to remove both the first and the last element. <text:s/>Can you see how both of these operations can be implemented as a call on a common operation, called _removeLink?</text:p>
        </text:list-item>
      </text:list>
      <text:p text:style-name="P19"><draw:custom-shape text:anchor-type="paragraph" draw:z-index="73" draw:name="Shape1" draw:style-name="gr2" draw:text-style-name="P28" svg:width="0.7004in" svg:height="0.3012in" svg:x="0.2654in" svg:y="0.0638in"><text:p text:style-name="P27"><text:span text:style-name="T17">LinkedList</text:span></text:p><draw:enhanced-geometry svg:viewBox="0 0 21600 21600" draw:type="rectangle" draw:enhanced-path="M 0 0 L 21600 0 21600 21600 0 21600 0 0 Z N"/></draw:custom-shape><draw:line text:anchor-type="paragraph" draw:z-index="81" draw:name="Shape6" draw:style-name="gr4" draw:text-style-name="P29" svg:x1="0.9654in" svg:y1="0.152in" svg:x2="4.4091in" svg:y2="0.424in"><text:p/></draw:line><draw:frame text:anchor-type="paragraph" draw:z-index="83" draw:name="Shape8" draw:style-name="gr5" draw:text-style-name="P30" svg:width="0.6425in" svg:height="0.1606in" svg:x="2.7256in" svg:y="0.122in"><draw:text-box><text:p><text:span text:style-name="T17">back</text:span></text:p></draw:text-box></draw:frame></text:p>
      <text:p text:style-name="P19"><draw:line text:anchor-type="paragraph" draw:z-index="82" draw:name="Shape7" draw:style-name="gr4" draw:text-style-name="P29" svg:x1="0.3575in" svg:y1="0.1728in" svg:x2="0.6236in" svg:y2="0.4646in"><text:p/></draw:line><draw:line text:anchor-type="paragraph" draw:z-index="77" draw:name="Shape2" draw:style-name="gr4" draw:text-style-name="P29" svg:x1="1.1846in" svg:y1="0.3496in" svg:x2="1.5098in" svg:y2="0.1161in"><text:p/></draw:line><draw:line text:anchor-type="paragraph" draw:z-index="92" draw:name="Shape13" draw:style-name="gr7" draw:text-style-name="P31" svg:x1="1.5098in" svg:y1="0.1161in" svg:x2="2.2618in" svg:y2="0.3496in"><text:p/></draw:line></text:p>
      <text:p text:style-name="P19"><draw:custom-shape text:anchor-type="paragraph" draw:z-index="74" draw:name="Shape1" draw:style-name="gr3" draw:text-style-name="P28" svg:width="0.5614in" svg:height="0.3012in" svg:x="0.6236in" svg:y="0.0917in"><text:p><text:span text:style-name="T17">front</text:span></text:p><text:p><text:span text:style-name="T17">Sentinel</text:span></text:p><draw:enhanced-geometry svg:viewBox="0 0 21600 21600" draw:type="rectangle" draw:enhanced-path="M 0 0 L 21600 0 21600 21600 0 21600 0 0 Z N"/></draw:custom-shape><draw:custom-shape text:anchor-type="paragraph" draw:z-index="75" draw:name="Shape1" draw:style-name="gr3" draw:text-style-name="P28" svg:width="0.5614in" svg:height="0.3012in" svg:x="1.4752in" svg:y="0.0917in"><text:p><text:span text:style-name="T17">value</text:span></text:p><draw:enhanced-geometry svg:viewBox="0 0 21600 21600" draw:type="rectangle" draw:enhanced-path="M 0 0 L 21600 0 21600 21600 0 21600 0 0 Z N"/></draw:custom-shape><draw:custom-shape text:anchor-type="paragraph" draw:z-index="76" draw:name="Shape1" draw:style-name="gr3" draw:text-style-name="P28" svg:width="0.5614in" svg:height="0.3012in" svg:x="4.1484in" svg:y="0.0744in"><text:p><text:span text:style-name="T17">back</text:span></text:p><text:p><text:span text:style-name="T17">Sentinel</text:span></text:p><draw:enhanced-geometry svg:viewBox="0 0 21600 21600" draw:mirror-horizontal="false" draw:mirror-vertical="false" draw:type="rectangle" draw:enhanced-path="M 0 0 L 21600 0 21600 21600 0 21600 0 0 Z N"/></draw:custom-shape><draw:line text:anchor-type="paragraph" draw:z-index="79" draw:name="Shape4" draw:style-name="gr4" draw:text-style-name="P29" svg:x1="2.0362in" svg:y1="0.163in" svg:x2="2.3661in" svg:y2="0.1575in"><text:p/></draw:line><draw:frame text:anchor-type="paragraph" draw:z-index="84" draw:name="Shape9" draw:style-name="gr6" draw:text-style-name="P30" svg:width="0.3067in" svg:height="0.1606in" svg:x="0.1902in" svg:y="0.1165in"><draw:text-box><text:p><text:span text:style-name="T17">front</text:span></text:p></draw:text-box></draw:frame><draw:custom-shape text:anchor-type="paragraph" draw:z-index="85" draw:name="Shape1" draw:style-name="gr3" draw:text-style-name="P28" svg:width="0.5614in" svg:height="0.3012in" svg:x="3.2516in" svg:y="0.0752in"><text:p><text:span text:style-name="T17">value</text:span></text:p><draw:enhanced-geometry svg:viewBox="0 0 21600 21600" draw:type="rectangle" draw:enhanced-path="M 0 0 L 21600 0 21600 21600 0 21600 0 0 Z N"/></draw:custom-shape><draw:custom-shape text:anchor-type="paragraph" draw:z-index="86" draw:name="Shape1" draw:style-name="gr3" draw:text-style-name="P28" svg:width="0.5614in" svg:height="0.3012in" svg:x="2.3602in" svg:y="0.0854in"><text:p><text:span text:style-name="T17">value</text:span></text:p><draw:enhanced-geometry svg:viewBox="0 0 21600 21600" draw:type="rectangle" draw:enhanced-path="M 0 0 L 21600 0 21600 21600 0 21600 0 0 Z N"/></draw:custom-shape><draw:line text:anchor-type="paragraph" draw:z-index="87" draw:name="Shape4" draw:style-name="gr4" draw:text-style-name="P29" svg:x1="2.9217in" svg:y1="0.152in" svg:x2="3.2516in" svg:y2="0.1465in"><text:p/></draw:line><draw:line text:anchor-type="paragraph" draw:z-index="90" draw:name="Shape4" draw:style-name="gr4" draw:text-style-name="P29" svg:x1="3.8126in" svg:y1="0.1346in" svg:x2="4.1425in" svg:y2="0.1291in"><text:p/></draw:line></text:p>
      <text:p text:style-name="P19"><draw:line text:anchor-type="paragraph" draw:z-index="78" draw:name="Shape3" draw:style-name="gr4" draw:text-style-name="P29" svg:x1="1.4748in" svg:y1="0.1047in" svg:x2="1.1846in" svg:y2="0.1047in"><text:p/></draw:line><draw:line text:anchor-type="paragraph" draw:z-index="80" draw:name="Shape5" draw:style-name="gr4" draw:text-style-name="P29" svg:x1="2.3606in" svg:y1="0.0972in" svg:x2="2.048in" svg:y2="0.4618in"><text:p/></draw:line><draw:line text:anchor-type="paragraph" draw:z-index="88" draw:name="Shape5" draw:style-name="gr4" draw:text-style-name="P29" svg:x1="3.2516in" svg:y1="0.0929in" svg:x2="2.9217in" svg:y2="0.0874in"><text:p/></draw:line><draw:line text:anchor-type="paragraph" draw:z-index="89" draw:name="Shape5" draw:style-name="gr4" draw:text-style-name="P29" svg:x1="4.1425in" svg:y1="0.0984in" svg:x2="3.8126in" svg:y2="0.0929in"><text:p/></draw:line><draw:line text:anchor-type="paragraph" draw:z-index="91" draw:name="Shape12" draw:style-name="gr7" draw:text-style-name="P31" svg:x1="2.048in" svg:y1="0.4618in" svg:x2="1.3126in" svg:y2="0.1047in"><text:p/></draw:line></text:p>
      <text:p text:style-name="P19"/>
      <text:p text:style-name="Standard"/>
      <text:p text:style-name="P20"><draw:custom-shape text:anchor-type="paragraph" draw:z-index="93" draw:name="Shape1" draw:style-name="gr2" draw:text-style-name="P28" svg:width="0.7004in" svg:height="0.3012in" svg:x="0.2654in" svg:y="0.0638in"><text:p text:style-name="P27"><text:span text:style-name="T17">LinkedList</text:span></text:p><draw:enhanced-geometry svg:viewBox="0 0 21600 21600" draw:type="rectangle" draw:enhanced-path="M 0 0 L 21600 0 21600 21600 0 21600 0 0 Z N"/></draw:custom-shape><draw:frame text:anchor-type="paragraph" draw:z-index="103" draw:name="Shape8" draw:style-name="gr5" draw:text-style-name="P30" svg:width="0.6425in" svg:height="0.1606in" svg:x="2.7256in" svg:y="0.122in"><draw:text-box><text:p><text:span text:style-name="T17">back</text:span></text:p></draw:text-box></draw:frame><draw:line text:anchor-type="paragraph" draw:z-index="101" draw:name="Shape6" draw:style-name="gr8" draw:text-style-name="P29" svg:x1="0.9654in" svg:y1="0.152in" svg:x2="4.4264in" svg:y2="0.0882in"><text:p/></draw:line><draw:line text:anchor-type="paragraph" draw:z-index="113" draw:name="Shape16" draw:style-name="gr9" draw:text-style-name="P31" svg:x1="4.4264in" svg:y1="0.0882in" svg:x2="4.4264in" svg:y2="0.4575in"><text:p/></draw:line></text:p>
      <text:p text:style-name="P20"><draw:line text:anchor-type="paragraph" draw:z-index="102" draw:name="Shape7" draw:style-name="gr4" draw:text-style-name="P29" svg:x1="0.3575in" svg:y1="0.1728in" svg:x2="0.6236in" svg:y2="0.4646in"><text:p/></draw:line><draw:line text:anchor-type="paragraph" draw:z-index="107" draw:name="Shape4" draw:style-name="gr4" draw:text-style-name="P29" svg:x1="2.9217in" svg:y1="0.3437in" svg:x2="3.3681in" svg:y2="0.0126in"><text:p/></draw:line><draw:line text:anchor-type="paragraph" draw:z-index="112" draw:name="Shape15" draw:style-name="gr7" draw:text-style-name="P31" svg:x1="3.3681in" svg:y1="0.0126in" svg:x2="4.0098in" svg:y2="0.3264in"><text:p/></draw:line></text:p>
      <text:p text:style-name="P20"><draw:custom-shape text:anchor-type="paragraph" draw:z-index="94" draw:name="Shape1" draw:style-name="gr3" draw:text-style-name="P28" svg:width="0.5614in" svg:height="0.3012in" svg:x="0.6236in" svg:y="0.0917in"><text:p><text:span text:style-name="T17">front</text:span></text:p><text:p><text:span text:style-name="T17">Sentinel</text:span></text:p><draw:enhanced-geometry svg:viewBox="0 0 21600 21600" draw:type="rectangle" draw:enhanced-path="M 0 0 L 21600 0 21600 21600 0 21600 0 0 Z N"/></draw:custom-shape><draw:custom-shape text:anchor-type="paragraph" draw:z-index="95" draw:name="Shape1" draw:style-name="gr3" draw:text-style-name="P28" svg:width="0.5614in" svg:height="0.3012in" svg:x="1.4752in" svg:y="0.0917in"><text:p><text:span text:style-name="T17">value</text:span></text:p><draw:enhanced-geometry svg:viewBox="0 0 21600 21600" draw:type="rectangle" draw:enhanced-path="M 0 0 L 21600 0 21600 21600 0 21600 0 0 Z N"/></draw:custom-shape><draw:custom-shape text:anchor-type="paragraph" draw:z-index="96" draw:name="Shape1" draw:style-name="gr3" draw:text-style-name="P28" svg:width="0.5614in" svg:height="0.3012in" svg:x="4.1484in" svg:y="0.0744in"><text:p><text:span text:style-name="T17">back</text:span></text:p><text:p><text:span text:style-name="T17">Sentinel</text:span></text:p><draw:enhanced-geometry svg:viewBox="0 0 21600 21600" draw:mirror-horizontal="false" draw:mirror-vertical="false" draw:type="rectangle" draw:enhanced-path="M 0 0 L 21600 0 21600 21600 0 21600 0 0 Z N"/></draw:custom-shape><draw:line text:anchor-type="paragraph" draw:z-index="97" draw:name="Shape2" draw:style-name="gr4" draw:text-style-name="P29" svg:x1="1.1846in" svg:y1="0.1575in" svg:x2="1.4748in" svg:y2="0.1575in"><text:p/></draw:line><draw:line text:anchor-type="paragraph" draw:z-index="99" draw:name="Shape4" draw:style-name="gr4" draw:text-style-name="P29" svg:x1="2.0362in" svg:y1="0.163in" svg:x2="2.3661in" svg:y2="0.1575in"><text:p/></draw:line><draw:frame text:anchor-type="paragraph" draw:z-index="104" draw:name="Shape9" draw:style-name="gr6" draw:text-style-name="P30" svg:width="0.3067in" svg:height="0.1606in" svg:x="0.1902in" svg:y="0.1165in"><draw:text-box><text:p><text:span text:style-name="T17">front</text:span></text:p></draw:text-box></draw:frame><draw:custom-shape text:anchor-type="paragraph" draw:z-index="105" draw:name="Shape1" draw:style-name="gr3" draw:text-style-name="P28" svg:width="0.5614in" svg:height="0.3012in" svg:x="3.2516in" svg:y="0.0752in"><text:p><text:span text:style-name="T17">value</text:span></text:p><draw:enhanced-geometry svg:viewBox="0 0 21600 21600" draw:type="rectangle" draw:enhanced-path="M 0 0 L 21600 0 21600 21600 0 21600 0 0 Z N"/></draw:custom-shape><draw:custom-shape text:anchor-type="paragraph" draw:z-index="106" draw:name="Shape1" draw:style-name="gr3" draw:text-style-name="P28" svg:width="0.5614in" svg:height="0.3012in" svg:x="2.3602in" svg:y="0.0854in"><text:p><text:span text:style-name="T17">value</text:span></text:p><draw:enhanced-geometry svg:viewBox="0 0 21600 21600" draw:type="rectangle" draw:enhanced-path="M 0 0 L 21600 0 21600 21600 0 21600 0 0 Z N"/></draw:custom-shape><draw:line text:anchor-type="paragraph" draw:z-index="110" draw:name="Shape4" draw:style-name="gr4" draw:text-style-name="P29" svg:x1="3.8126in" svg:y1="0.1346in" svg:x2="4.1425in" svg:y2="0.1291in"><text:p/></draw:line></text:p>
      <text:p text:style-name="P20"><draw:line text:anchor-type="paragraph" draw:z-index="98" draw:name="Shape3" draw:style-name="gr4" draw:text-style-name="P29" svg:x1="1.4748in" svg:y1="0.1047in" svg:x2="1.1846in" svg:y2="0.1047in"><text:p/></draw:line><draw:line text:anchor-type="paragraph" draw:z-index="100" draw:name="Shape5" draw:style-name="gr4" draw:text-style-name="P29" svg:x1="2.3661in" svg:y1="0.0984in" svg:x2="2.0362in" svg:y2="0.0929in"><text:p/></draw:line><draw:line text:anchor-type="paragraph" draw:z-index="108" draw:name="Shape5" draw:style-name="gr4" draw:text-style-name="P29" svg:x1="3.2516in" svg:y1="0.0929in" svg:x2="2.9217in" svg:y2="0.0874in"><text:p/></draw:line><draw:line text:anchor-type="paragraph" draw:z-index="109" draw:name="Shape5" draw:style-name="gr4" draw:text-style-name="P29" svg:x1="4.1421in" svg:y1="0.0984in" svg:x2="3.772in" svg:y2="0.4157in"><text:p/></draw:line><draw:line text:anchor-type="paragraph" draw:z-index="111" draw:name="Shape14" draw:style-name="gr7" draw:text-style-name="P31" svg:x1="3.772in" svg:y1="0.4157in" svg:x2="3.0547in" svg:y2="0.0874in"><text:p/></draw:line></text:p>
      <text:p text:style-name="P20"/>
      <text:p text:style-name="Standard"/>
      <text:p text:style-name="P17">Simply assign the link’s next to the prev-&gt;next, and the link’s prev to the next-&gt;prev. Then the size of the linkedlist needs to be decremented.</text:p>
      <text:p text:style-name="Standard"/>
      <text:list xml:id="list31234624172687" text:continue-numbering="true" text:style-name="WW8Num1">
        <text:list-item>
          <text:p text:style-name="P21">What is the algorithmic complexity of each of the deque operations?</text:p>
          <text:p text:style-name="P24">Complexity of all operations is O(1)</text:p>
        </text:list-item>
      </text:list>
      <text:p text:style-name="P4"/>
      <text:p text:style-name="P4"><text:span text:style-name="T6">struct dlink {</text:span></text:p>
      <text:p text:style-name="Standard"><text:span text:style-name="T5"><text:s text:c="3"/></text:span><text:span text:style-name="T4">TYPE value;</text:span></text:p>
      <text:p text:style-name="P6"><text:span text:style-name="T8"><text:s text:c="3"/></text:span>struct dlink * next;</text:p>
      <text:p text:style-name="P6"><text:span text:style-name="T8"><text:s text:c="3"/></text:span>struct dlink * prev;</text:p>
      <text:p text:style-name="P6">};</text:p>
      <text:p text:style-name="P6"/>
      <text:p text:style-name="P6">struct linkedList {</text:p>
      <text:p text:style-name="P6"><text:span text:style-name="T8"><text:s text:c="3"/></text:span>int size;</text:p>
      <text:p text:style-name="P6"><text:span text:style-name="T8"><text:s text:c="3"/></text:span>struct dlink * frontSentinel;</text:p>
      <text:p text:style-name="P6"><text:span text:style-name="T8"><text:s text:c="3"/></text:span>struct dlink * backSentinel;</text:p>
      <text:p text:style-name="P6">};</text:p>
      <text:p text:style-name="P6"/>
      <text:p text:style-name="P6"><text:tab/>/* these functions are written for you */</text:p>
      <text:p text:style-name="P6">void LinkedListInit (struct linkedList *q) {</text:p>
      <text:p text:style-name="P6"><text:span text:style-name="T8"><text:s text:c="3"/></text:span>q-&gt;frontSentinel = (struct dlink *) malloc(sizeof(struct dlink));</text:p>
      <text:p text:style-name="P6"><text:span text:style-name="T8"><text:s text:c="3"/></text:span>assert(q-&gt;frontSentinel != 0);</text:p>
      <text:p text:style-name="P6"><text:span text:style-name="T8"><text:s text:c="3"/></text:span>q-&gt;backSentinel = (struct dlink *) malloc(sizeof(struct dlink));</text:p>
      <text:p text:style-name="P6"><text:span text:style-name="T8"><text:s text:c="3"/></text:span>assert(q-&gt;backSentinel);</text:p>
      <text:p text:style-name="P6"><text:span text:style-name="T8"><text:s text:c="3"/></text:span>q-&gt;frontSentinel-&gt;next = q-&gt;backSentinel;</text:p>
      <text:p text:style-name="P6"><text:span text:style-name="T8"><text:s text:c="3"/></text:span>q-&gt;backSentinel-&gt;prev = q-&gt;frontSentinal;</text:p>
      <text:p text:style-name="P6"><text:span text:style-name="T8"><text:s text:c="3"/></text:span>q-&gt;size = 0;</text:p>
      <text:p text:style-name="P6">}</text:p>
      <text:p text:style-name="P6"/>
      <text:p text:style-name="P6">void linkedListFree (struct linkedList *q) {</text:p>
      <text:p text:style-name="P6"><text:span text:style-name="T8"><text:s text:c="3"/></text:span>while (q-&gt;size &gt; 0)</text:p>
      <text:p text:style-name="P6"><text:span text:style-name="T8"><text:s text:c="6"/></text:span>linkedListRemoveFront(q);</text:p>
      <text:p text:style-name="P6"><text:span text:style-name="T8"><text:s text:c="3"/></text:span>free (q-&gt;frontSentinel);</text:p>
      <text:p text:style-name="P6"><text:span text:style-name="T8"><text:s text:c="3"/></text:span>free (q-&gt;backSsentinel);</text:p>
      <text:p text:style-name="Standard"><text:span text:style-name="T5"><text:s text:c="3"/></text:span><text:span text:style-name="T4">q-&gt;frontSentinel = q-&gt;backSentinel = null;</text:span></text:p>
      <text:p text:style-name="P6"><text:soft-page-break/>}</text:p>
      <text:p text:style-name="P6"/>
      <text:p text:style-name="P6">void LinkedListAddFront (struct linkedList *q, TYPE e)</text:p>
      <text:p text:style-name="Standard"><text:span text:style-name="T5"><text:s text:c="3"/></text:span><text:span text:style-name="T4">{ _addLink(q, q-&gt;frontSentinel_&gt;next, e); }</text:span></text:p>
      <text:p text:style-name="P6"/>
      <text:p text:style-name="P6">void LinkedListAddback (struct linkedList *q, TYPE e)</text:p>
      <text:p text:style-name="Standard"><text:span text:style-name="T5"><text:s text:c="3"/></text:span><text:span text:style-name="T4">{ _addLink(q, q-&gt;backSentinel, e); }</text:span></text:p>
      <text:p text:style-name="P6"/>
      <text:p text:style-name="P6">void linkedListRemoveFront (struct linkedList *q) {</text:p>
      <text:p text:style-name="P6"><text:span text:style-name="T8"><text:s text:c="3"/></text:span>assert(! linkedListIsEmpty(q));</text:p>
      <text:p text:style-name="P6"><text:span text:style-name="T8"><text:s text:c="3"/></text:span>_removeLink (q, q-&gt;frontSentinal-&gt;next);</text:p>
      <text:p text:style-name="P6">}</text:p>
      <text:p text:style-name="P6"/>
      <text:p text:style-name="P6">void LinkedListRemoveBack (struct linkedList *q) {</text:p>
      <text:p text:style-name="P6"><text:span text:style-name="T8"><text:s text:c="3"/></text:span>assert(! linkedListIsEmpty(q));</text:p>
      <text:p text:style-name="P6"><text:span text:style-name="T8"><text:s text:c="3"/></text:span>_removeLink (q, q-&gt;backSentinel-&gt;prev);</text:p>
      <text:p text:style-name="P6">}</text:p>
      <text:p text:style-name="P6"/>
      <text:p text:style-name="P6">int LinkedListIsEmpty (struct linkedList *q) {</text:p>
      <text:p text:style-name="P6"><text:span text:style-name="T8"><text:s text:c="3"/></text:span>return q-&gt;size == 0;</text:p>
      <text:p text:style-name="P6">}</text:p>
      <text:p text:style-name="P6"/>
      <text:p text:style-name="P6"/>
      <text:p text:style-name="P6">/* write addLink and removeLink. Make sure they update the size field correctly */</text:p>
      <text:p text:style-name="P6"/>
      <text:p text:style-name="P6">/* _addLink places a new link BEFORE the provide link, lnk */</text:p>
      <text:p text:style-name="P10">void _addLink (struct linkedList *q, struct dlink *lnk, TYPE e) {</text:p>
      <text:p text:style-name="P10"><text:tab/><text:span text:style-name="T9">struct dlink* newLink = (struct dlink*)malloc(sizeof(struct dlink));</text:span></text:p>
      <text:p text:style-name="P10"><text:tab/><text:span text:style-name="T10">assert(newLink != 0);</text:span></text:p>
      <text:p text:style-name="P10"/>
      <text:p text:style-name="P10"><text:tab/><text:span text:style-name="T10">newLink-&gt;value = e;</text:span></text:p>
      <text:p text:style-name="P10"><text:tab/><text:span text:style-name="T10">newLink-&gt;next = lnk;</text:span></text:p>
      <text:p text:style-name="P11"><text:tab/>newLink-&gt;<text:span text:style-name="T14">prev</text:span> = lnk-&gt;<text:span text:style-name="T14">prev</text:span>;</text:p>
      <text:p text:style-name="P11"><text:tab/><text:span text:style-name="T11">lnk-&gt;prev-&gt;next = newLink;</text:span></text:p>
      <text:p text:style-name="P11"><text:tab/><text:span text:style-name="T11">lnk-&gt;prev = newLink;</text:span></text:p>
      <text:p text:style-name="P11"><text:tab/><text:span text:style-name="T11">newLink = 0;</text:span></text:p>
      <text:p text:style-name="P12"><text:span text:style-name="T10"><text:tab/>q-&gt;size++;</text:span></text:p>
      <text:p text:style-name="P10">}</text:p>
      <text:p text:style-name="P6"/>
      <text:p text:style-name="P10">void _removeLink (struct linkedList *q, struct dlink *lnk) {</text:p>
      <text:p text:style-name="P10"><text:tab/><text:span text:style-name="T13">assert(q-&gt;size &gt; 0);</text:span></text:p>
      <text:p text:style-name="P10"><text:tab/><text:span text:style-name="T12">lnk-&gt;next-&gt;prev = lnk-&gt;prev;</text:span></text:p>
      <text:p text:style-name="P10"><text:tab/><text:span text:style-name="T12">lnk-&gt;prev-&gt;next = lnk-&gt;next;</text:span></text:p>
      <text:p text:style-name="P10"><text:tab/><text:span text:style-name="T13">free(lnk);</text:span></text:p>
      <text:p text:style-name="P10"><text:tab/><text:span text:style-name="T13">q-&gt;size--;</text:span></text:p>
      <text:p text:style-name="P10">}</text:p>
      <text:p text:style-name="P6"/>
      <text:p text:style-name="P10">TYPE LinkedListFront (struct linkedList *q) {</text:p>
      <text:p text:style-name="P13"><text:tab/><text:span text:style-name="T13">assert(q-&gt;size &gt; 0);</text:span></text:p>
      <text:p text:style-name="P13"><text:tab/><text:span text:style-name="T15">return q-&gt;frontSentinel-&gt;next-&gt;value;</text:span></text:p>
      <text:p text:style-name="P10">}</text:p>
      <text:p text:style-name="P6"/>
      <text:p text:style-name="P10">TYPE LinkedListBack (struct linkedList *q) {</text:p>
      <text:p text:style-name="P13"><text:tab/><text:span text:style-name="T13">assert(q-&gt;size &gt; 0);</text:span></text:p>
      <text:p text:style-name="P10"><text:tab/><text:span text:style-name="T15">return q-&gt;backSentinel-&gt;prev-&gt;value;</text:span></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Worksheet 19: Linked List Deque <text:s text:c="2"/>Name:</text:p>
      </style:header>
      <style:footer>
        <text:p text:style-name="MP1"><draw:frame draw:style-name="Mfr1" draw:name="Frame7" text:anchor-type="paragraph" svg:y="0.0008in" draw:z-index="3"><draw:text-box fo:min-height="0.0228in" fo:min-width="0.0161in"><text:p text:style-name="Footer"><text:span text:style-name="Page_20_Number"><text:page-number text:select-page="current">4</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24:  Linked List Deque, Double Links</dc:title>
    <dc:subject/>
    <meta:keyword/>
    <meta:initial-creator>OSU EECS</meta:initial-creator>
    <meta:creation-date>2009-04-12T18:29:00</meta:creation-date>
    <dc:date>2019-07-10T03:12:32.752454020</dc:date>
    <meta:editing-cycles>8</meta:editing-cycles>
    <meta:editing-duration>PT9M54S</meta:editing-duration>
    <meta:generator>LibreOffice/6.1.5.2$Linux_X86_64 LibreOffice_project/10$Build-2</meta:generator>
    <meta:document-statistic meta:table-count="0" meta:image-count="0" meta:object-count="0" meta:page-count="4" meta:paragraph-count="104" meta:word-count="937" meta:character-count="5973" meta:non-whitespace-character-count="5045"/>
  </office:meta>
</office:document-meta>
</file>